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B2"/>
      <style:map style:condition="cell-content()=&quot;in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1" table:default-cell-style-name="ce1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Choice illusion</text:p>
          </table:table-cell>
          <table:table-cell table:style-name="Default" office:value-type="string" calcext:value-type="string">
            <text:p>Full Control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Origami fortune teller</text:p>
          </table:table-cell>
          <table:table-cell table:style-name="Default" office:value-type="string" calcext:value-type="string">
            <text:p>Turn the table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5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5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rang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grid range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dging turns vs Pushing turns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Pushing off” walls with 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-change positioning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 glue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visible walls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ight tile pattern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 tile pattern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 addressing subgrid range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corner rang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invisible wall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 movement change</text:p>
          </table:table-cell>
          <table:table-cell table:number-columns-repeated="1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 movement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de changes using straights</text:p>
          </table:table-cell>
          <table:table-cell table:number-columns-repeated="8"/>
          <table:table-cell office:value-type="string" calcext:value-type="string">
            <text:p>r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 changes using trains</text:p>
          </table:table-cell>
          <table:table-cell table:number-columns-repeated="14"/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9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ge trap tables</text:p>
          </table:table-cell>
          <table:table-cell table:number-columns-repeated="17"/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trap table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tility tables</text:p>
          </table:table-cell>
          <table:table-cell table:number-columns-repeated="10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 utility tables</text:p>
          </table:table-cell>
          <table:table-cell table:number-columns-repeated="14"/>
          <table:table-cell office:value-type="string" calcext:value-type="string">
            <text:p>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Sheet1.X2:Sheet1.Y50 Sheet1.B2:Sheet1.V50">
            <calcext:condition calcext:apply-style-name="Good" calcext:value="=&quot;re&quot;" calcext:base-cell-address="Sheet1.B2"/>
            <calcext:condition calcext:apply-style-name="Bad" calcext:value="=&quot;in&quot;" calcext:base-cell-address="Sheet1.B2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20:09:00.572286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08-04T17:49:18.785835527</dc:date>
    <meta:editing-duration>P2DT10H28M29S</meta:editing-duration>
    <meta:editing-cycles>14</meta:editing-cycles>
    <meta:generator>LibreOffice/7.2.7.2$Linux_X86_64 LibreOffice_project/20$Build-2</meta:generator>
    <meta:document-statistic meta:table-count="2" meta:cell-count="441" meta:object-count="0"/>
  </office:meta>
</office:document-meta>
</file>